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24pt" style:font-size-asian="24pt" style:font-size-complex="24pt"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3" style:family="table-cell" style:parent-style-name="Default" style:data-style-name="N3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4" style:family="table-cell" style:parent-style-name="Default" style:data-style-name="N4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style:vertical-align="middle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1383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3.730625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3.04270833333333cm"/>
    </style:style>
    <style:style style:name="co14" style:family="table-column">
      <style:table-column-properties fo:break-before="auto" style:column-width="4.92125cm"/>
    </style:style>
    <style:style style:name="co15" style:family="table-column">
      <style:table-column-properties fo:break-before="auto" style:column-width="2.35479166666667cm"/>
    </style:style>
    <style:style style:name="co16" style:family="table-column">
      <style:table-column-properties fo:break-before="auto" style:column-width="2.72520833333333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9.8pt" style:use-optimal-row-height="true" fo:break-before="auto"/>
    </style:style>
    <style:style style:name="ro4" style:family="table-row">
      <style:table-row-properties style:row-height="90pt" style:use-optimal-row-height="false" fo:break-before="auto"/>
    </style:style>
    <style:style style:name="ro5" style:family="table-row">
      <style:table-row-properties style:row-height="25.05pt" style:use-optimal-row-height="false" fo:break-before="auto"/>
    </style:style>
    <style:style style:name="ro6" style:family="table-row">
      <style:table-row-properties style:row-height="19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10909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42" table:default-cell-style-name="ce3"/>
        <table:table-row table:style-name="ro1">
          <table:table-cell office:value-type="string" table:number-columns-spanned="14" table:number-rows-spanned="1" table:style-name="ce1">
            <table:cell-range-source table:name="HTML_1" table:last-column-spanned="14" table:last-row-spanned="23" xlink:href="Http://mis.banking.devex:81/FR/temp/43356_FR101_10.htm"/>
            <text:p><text:span text:style-name="T2">信用卡重要業務及財務資訊</text:span>(<text:span text:style-name="T2">資訊揭露</text:span>)</text:p>
          </table:table-cell>
          <table:covered-table-cell table:number-columns-repeated="13"/>
          <table:table-cell table:number-columns-repeated="16370"/>
        </table:table-row>
        <table:table-row table:number-rows-repeated="2" table:style-name="ro2">
          <table:table-cell table:number-columns-repeated="14" table:style-name="ce4"/>
          <table:table-cell table:number-columns-repeated="16370"/>
        </table:table-row>
        <table:table-row table:style-name="ro3">
          <table:table-cell office:value-type="string" table:style-name="ce5">
            <text:p><text:span text:style-name="T4">單位：新臺幣千元，卡</text:span></text:p>
          </table:table-cell>
          <table:table-cell table:number-columns-repeated="5" table:style-name="ce6"/>
          <table:table-cell office:value-type="string" table:style-name="ce7">
            <text:p>資料月份：109 年9 月</text:p>
          </table:table-cell>
          <table:table-cell table:number-columns-repeated="6" table:style-name="ce6"/>
          <table:table-cell table:style-name="ce8"/>
          <table:table-cell table:number-columns-repeated="16370"/>
        </table:table-row>
        <table:table-row table:style-name="ro4">
          <table:table-cell office:value-type="string" table:style-name="ce9">
            <text:p><text:span text:style-name="T4">金融機構名稱　</text:span></text:p>
          </table:table-cell>
          <table:table-cell office:value-type="string" table:style-name="ce10">
            <text:p><text:span text:style-name="T4">流通卡數　　　</text:span></text:p>
          </table:table-cell>
          <table:table-cell office:value-type="string" table:style-name="ce10">
            <text:p><text:span text:style-name="T4">有效卡數　　　</text:span></text:p>
          </table:table-cell>
          <table:table-cell office:value-type="string" table:style-name="ce10">
            <text:p><text:span text:style-name="T4">當月發卡數　　　</text:span></text:p>
          </table:table-cell>
          <table:table-cell office:value-type="string" table:style-name="ce10">
            <text:p><text:span text:style-name="T4">當月停卡數　　　</text:span></text:p>
          </table:table-cell>
          <table:table-cell office:value-type="string" table:style-name="ce10">
            <text:p><text:span text:style-name="T4">循環信用餘額　　</text:span></text:p>
          </table:table-cell>
          <table:table-cell office:value-type="string" table:style-name="ce10">
            <text:p><text:span text:style-name="T4">未到期分期付款餘額　</text:span></text:p>
          </table:table-cell>
          <table:table-cell office:value-type="string" table:style-name="ce10">
            <text:p><text:span text:style-name="T4">當月簽帳金額　　</text:span></text:p>
          </table:table-cell>
          <table:table-cell office:value-type="string" table:style-name="ce10">
            <text:p><text:span text:style-name="T4">當月預借現金金額　　</text:span></text:p>
          </table:table-cell>
          <table:table-cell office:value-type="string" table:style-name="ce10">
            <text:p><text:span text:style-name="T4">逾期三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逾期六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備抵呆帳提足率</text:span>(%)<text:s/></text:p>
          </table:table-cell>
          <table:table-cell office:value-type="string" table:style-name="ce10">
            <text:p><text:span text:style-name="T4">當月轉銷呆帳金額　</text:span><text:s/></text:p>
          </table:table-cell>
          <table:table-cell office:value-type="string" table:style-name="ce10">
            <text:p><text:span text:style-name="T4">當年度轉銷呆帳金額累計至資料月份</text:span></text:p>
          </table:table-cell>
          <table:table-cell table:number-columns-repeated="16370" table:style-name="ce11"/>
        </table:table-row>
        <table:table-row table:style-name="ro5">
          <table:table-cell office:value-type="string" table:style-name="ce12">
            <text:p><text:span text:style-name="T4">臺灣銀行</text:span></text:p>
          </table:table-cell>
          <table:table-cell office:value-type="float" office:value="226079" table:style-name="ce13">
            <text:p>226,079</text:p>
          </table:table-cell>
          <table:table-cell office:value-type="float" office:value="112457" table:style-name="ce13">
            <text:p>112,457</text:p>
          </table:table-cell>
          <table:table-cell office:value-type="float" office:value="1690" table:style-name="ce13">
            <text:p>1,690</text:p>
          </table:table-cell>
          <table:table-cell office:value-type="float" office:value="2229" table:style-name="ce13">
            <text:p>2,229</text:p>
          </table:table-cell>
          <table:table-cell office:value-type="float" office:value="188163" table:style-name="ce13">
            <text:p>188,163</text:p>
          </table:table-cell>
          <table:table-cell office:value-type="float" office:value="118037" table:style-name="ce13">
            <text:p>118,037</text:p>
          </table:table-cell>
          <table:table-cell office:value-type="float" office:value="718756" table:style-name="ce13">
            <text:p>718,756</text:p>
          </table:table-cell>
          <table:table-cell office:value-type="float" office:value="838" table:style-name="ce13">
            <text:p>838</text:p>
          </table:table-cell>
          <table:table-cell office:value-type="float" office:value="0.22" table:style-name="ce14">
            <text:p>0.22</text:p>
          </table:table-cell>
          <table:table-cell office:value-type="float" office:value="0.16" table:style-name="ce14">
            <text:p>0.16</text:p>
          </table:table-cell>
          <table:table-cell office:value-type="float" office:value="564.27" table:style-name="ce14">
            <text:p>564.27</text:p>
          </table:table-cell>
          <table:table-cell office:value-type="float" office:value="64" table:style-name="ce13">
            <text:p>64</text:p>
          </table:table-cell>
          <table:table-cell office:value-type="float" office:value="4154" table:style-name="ce13">
            <text:p>4,15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土地銀行</text:span></text:p>
          </table:table-cell>
          <table:table-cell office:value-type="float" office:value="340543" table:style-name="ce13">
            <text:p>340,543</text:p>
          </table:table-cell>
          <table:table-cell office:value-type="float" office:value="152733" table:style-name="ce13">
            <text:p>152,733</text:p>
          </table:table-cell>
          <table:table-cell office:value-type="float" office:value="2371" table:style-name="ce13">
            <text:p>2,371</text:p>
          </table:table-cell>
          <table:table-cell office:value-type="float" office:value="1890" table:style-name="ce13">
            <text:p>1,890</text:p>
          </table:table-cell>
          <table:table-cell office:value-type="float" office:value="380519" table:style-name="ce13">
            <text:p>380,519</text:p>
          </table:table-cell>
          <table:table-cell office:value-type="float" office:value="125075" table:style-name="ce13">
            <text:p>125,075</text:p>
          </table:table-cell>
          <table:table-cell office:value-type="float" office:value="821249" table:style-name="ce13">
            <text:p>821,249</text:p>
          </table:table-cell>
          <table:table-cell office:value-type="float" office:value="807" table:style-name="ce13">
            <text:p>807</text:p>
          </table:table-cell>
          <table:table-cell office:value-type="float" office:value="0.23" table:style-name="ce14">
            <text:p>0.23</text:p>
          </table:table-cell>
          <table:table-cell office:value-type="float" office:value="0.2" table:style-name="ce14">
            <text:p>0.20</text:p>
          </table:table-cell>
          <table:table-cell office:value-type="float" office:value="1170.69" table:style-name="ce14">
            <text:p>1,170.69</text:p>
          </table:table-cell>
          <table:table-cell office:value-type="float" office:value="1504" table:style-name="ce13">
            <text:p>1,504</text:p>
          </table:table-cell>
          <table:table-cell office:value-type="float" office:value="17537" table:style-name="ce13">
            <text:p>17,53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合作金庫商業銀行</text:span></text:p>
          </table:table-cell>
          <table:table-cell office:value-type="float" office:value="574977" table:style-name="ce13">
            <text:p>574,977</text:p>
          </table:table-cell>
          <table:table-cell office:value-type="float" office:value="360247" table:style-name="ce13">
            <text:p>360,247</text:p>
          </table:table-cell>
          <table:table-cell office:value-type="float" office:value="4743" table:style-name="ce13">
            <text:p>4,743</text:p>
          </table:table-cell>
          <table:table-cell office:value-type="float" office:value="3690" table:style-name="ce13">
            <text:p>3,690</text:p>
          </table:table-cell>
          <table:table-cell office:value-type="float" office:value="753793" table:style-name="ce13">
            <text:p>753,793</text:p>
          </table:table-cell>
          <table:table-cell office:value-type="float" office:value="995725" table:style-name="ce13">
            <text:p>995,725</text:p>
          </table:table-cell>
          <table:table-cell office:value-type="float" office:value="3197121" table:style-name="ce13">
            <text:p>3,197,121</text:p>
          </table:table-cell>
          <table:table-cell office:value-type="float" office:value="2189" table:style-name="ce13">
            <text:p>2,189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0.09" table:style-name="ce14">
            <text:p>0.09</text:p>
          </table:table-cell>
          <table:table-cell office:value-type="float" office:value="561.13" table:style-name="ce14">
            <text:p>561.13</text:p>
          </table:table-cell>
          <table:table-cell office:value-type="float" office:value="1788" table:style-name="ce13">
            <text:p>1,788</text:p>
          </table:table-cell>
          <table:table-cell office:value-type="float" office:value="44312" table:style-name="ce13">
            <text:p>44,31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第一商業銀行</text:span></text:p>
          </table:table-cell>
          <table:table-cell office:value-type="float" office:value="1263792" table:style-name="ce13">
            <text:p>1,263,792</text:p>
          </table:table-cell>
          <table:table-cell office:value-type="float" office:value="755366" table:style-name="ce13">
            <text:p>755,366</text:p>
          </table:table-cell>
          <table:table-cell office:value-type="float" office:value="15839" table:style-name="ce13">
            <text:p>15,839</text:p>
          </table:table-cell>
          <table:table-cell office:value-type="float" office:value="12274" table:style-name="ce13">
            <text:p>12,274</text:p>
          </table:table-cell>
          <table:table-cell office:value-type="float" office:value="1398582" table:style-name="ce13">
            <text:p>1,398,582</text:p>
          </table:table-cell>
          <table:table-cell office:value-type="float" office:value="1625468" table:style-name="ce13">
            <text:p>1,625,468</text:p>
          </table:table-cell>
          <table:table-cell office:value-type="float" office:value="4468953" table:style-name="ce13">
            <text:p>4,468,953</text:p>
          </table:table-cell>
          <table:table-cell office:value-type="float" office:value="9926" table:style-name="ce13">
            <text:p>9,926</text:p>
          </table:table-cell>
          <table:table-cell office:value-type="float" office:value="0.03" table:style-name="ce14">
            <text:p>0.03</text:p>
          </table:table-cell>
          <table:table-cell office:value-type="float" office:value="0" table:style-name="ce14">
            <text:p>0.00</text:p>
          </table:table-cell>
          <table:table-cell office:value-type="float" office:value="2519.75" table:style-name="ce14">
            <text:p>2,519.75</text:p>
          </table:table-cell>
          <table:table-cell office:value-type="float" office:value="4603" table:style-name="ce13">
            <text:p>4,603</text:p>
          </table:table-cell>
          <table:table-cell office:value-type="float" office:value="50129" table:style-name="ce13">
            <text:p>50,12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南商業銀行</text:span></text:p>
          </table:table-cell>
          <table:table-cell office:value-type="float" office:value="1014786" table:style-name="ce13">
            <text:p>1,014,786</text:p>
          </table:table-cell>
          <table:table-cell office:value-type="float" office:value="764448" table:style-name="ce13">
            <text:p>764,448</text:p>
          </table:table-cell>
          <table:table-cell office:value-type="float" office:value="8671" table:style-name="ce13">
            <text:p>8,671</text:p>
          </table:table-cell>
          <table:table-cell office:value-type="float" office:value="8137" table:style-name="ce13">
            <text:p>8,137</text:p>
          </table:table-cell>
          <table:table-cell office:value-type="float" office:value="1019813" table:style-name="ce13">
            <text:p>1,019,813</text:p>
          </table:table-cell>
          <table:table-cell office:value-type="float" office:value="3765507" table:style-name="ce13">
            <text:p>3,765,507</text:p>
          </table:table-cell>
          <table:table-cell office:value-type="float" office:value="5041743" table:style-name="ce13">
            <text:p>5,041,743</text:p>
          </table:table-cell>
          <table:table-cell office:value-type="float" office:value="1599" table:style-name="ce13">
            <text:p>1,599</text:p>
          </table:table-cell>
          <table:table-cell office:value-type="float" office:value="0.03" table:style-name="ce14">
            <text:p>0.03</text:p>
          </table:table-cell>
          <table:table-cell office:value-type="float" office:value="0" table:style-name="ce14">
            <text:p>0.00</text:p>
          </table:table-cell>
          <table:table-cell office:value-type="float" office:value="637.61" table:style-name="ce14">
            <text:p>637.61</text:p>
          </table:table-cell>
          <table:table-cell office:value-type="float" office:value="11085" table:style-name="ce13">
            <text:p>11,085</text:p>
          </table:table-cell>
          <table:table-cell office:value-type="float" office:value="39089" table:style-name="ce13">
            <text:p>39,08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彰化商業銀行</text:span></text:p>
          </table:table-cell>
          <table:table-cell office:value-type="float" office:value="537325" table:style-name="ce13">
            <text:p>537,325</text:p>
          </table:table-cell>
          <table:table-cell office:value-type="float" office:value="228957" table:style-name="ce13">
            <text:p>228,957</text:p>
          </table:table-cell>
          <table:table-cell office:value-type="float" office:value="3185" table:style-name="ce13">
            <text:p>3,185</text:p>
          </table:table-cell>
          <table:table-cell office:value-type="float" office:value="4142" table:style-name="ce13">
            <text:p>4,142</text:p>
          </table:table-cell>
          <table:table-cell office:value-type="float" office:value="336561" table:style-name="ce13">
            <text:p>336,561</text:p>
          </table:table-cell>
          <table:table-cell office:value-type="float" office:value="517750" table:style-name="ce13">
            <text:p>517,750</text:p>
          </table:table-cell>
          <table:table-cell office:value-type="float" office:value="1372852" table:style-name="ce13">
            <text:p>1,372,852</text:p>
          </table:table-cell>
          <table:table-cell office:value-type="float" office:value="778" table:style-name="ce13">
            <text:p>778</text:p>
          </table:table-cell>
          <table:table-cell office:value-type="float" office:value="0.13" table:style-name="ce14">
            <text:p>0.13</text:p>
          </table:table-cell>
          <table:table-cell office:value-type="float" office:value="0" table:style-name="ce14">
            <text:p>0.00</text:p>
          </table:table-cell>
          <table:table-cell office:value-type="float" office:value="747.1" table:style-name="ce14">
            <text:p>747.10</text:p>
          </table:table-cell>
          <table:table-cell office:value-type="float" office:value="1512" table:style-name="ce13">
            <text:p>1,512</text:p>
          </table:table-cell>
          <table:table-cell office:value-type="float" office:value="15802" table:style-name="ce13">
            <text:p>15,80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上海商業儲蓄銀行</text:span></text:p>
          </table:table-cell>
          <table:table-cell office:value-type="float" office:value="440137" table:style-name="ce13">
            <text:p>440,137</text:p>
          </table:table-cell>
          <table:table-cell office:value-type="float" office:value="230123" table:style-name="ce13">
            <text:p>230,123</text:p>
          </table:table-cell>
          <table:table-cell office:value-type="float" office:value="2487" table:style-name="ce13">
            <text:p>2,487</text:p>
          </table:table-cell>
          <table:table-cell office:value-type="float" office:value="2357" table:style-name="ce13">
            <text:p>2,357</text:p>
          </table:table-cell>
          <table:table-cell office:value-type="float" office:value="613388" table:style-name="ce13">
            <text:p>613,388</text:p>
          </table:table-cell>
          <table:table-cell office:value-type="float" office:value="730261" table:style-name="ce13">
            <text:p>730,261</text:p>
          </table:table-cell>
          <table:table-cell office:value-type="float" office:value="1236040" table:style-name="ce13">
            <text:p>1,236,040</text:p>
          </table:table-cell>
          <table:table-cell office:value-type="float" office:value="6411" table:style-name="ce13">
            <text:p>6,411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0.11" table:style-name="ce14">
            <text:p>0.11</text:p>
          </table:table-cell>
          <table:table-cell office:value-type="float" office:value="1986.52" table:style-name="ce14">
            <text:p>1,986.52</text:p>
          </table:table-cell>
          <table:table-cell office:value-type="float" office:value="2995" table:style-name="ce13">
            <text:p>2,995</text:p>
          </table:table-cell>
          <table:table-cell office:value-type="float" office:value="28162" table:style-name="ce13">
            <text:p>28,16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北富邦商業銀行</text:span></text:p>
          </table:table-cell>
          <table:table-cell office:value-type="float" office:value="3748686" table:style-name="ce13">
            <text:p>3,748,686</text:p>
          </table:table-cell>
          <table:table-cell office:value-type="float" office:value="2446123" table:style-name="ce13">
            <text:p>2,446,123</text:p>
          </table:table-cell>
          <table:table-cell office:value-type="float" office:value="60546" table:style-name="ce13">
            <text:p>60,546</text:p>
          </table:table-cell>
          <table:table-cell office:value-type="float" office:value="18756" table:style-name="ce13">
            <text:p>18,756</text:p>
          </table:table-cell>
          <table:table-cell office:value-type="float" office:value="5351509" table:style-name="ce13">
            <text:p>5,351,509</text:p>
          </table:table-cell>
          <table:table-cell office:value-type="float" office:value="20779706" table:style-name="ce13">
            <text:p>20,779,706</text:p>
          </table:table-cell>
          <table:table-cell office:value-type="float" office:value="21382167" table:style-name="ce13">
            <text:p>21,382,167</text:p>
          </table:table-cell>
          <table:table-cell office:value-type="float" office:value="90043" table:style-name="ce13">
            <text:p>90,043</text:p>
          </table:table-cell>
          <table:table-cell office:value-type="float" office:value="0.08" table:style-name="ce14">
            <text:p>0.08</text:p>
          </table:table-cell>
          <table:table-cell office:value-type="float" office:value="0" table:style-name="ce14">
            <text:p>0.00</text:p>
          </table:table-cell>
          <table:table-cell office:value-type="float" office:value="1634.68" table:style-name="ce14">
            <text:p>1,634.68</text:p>
          </table:table-cell>
          <table:table-cell office:value-type="float" office:value="19385" table:style-name="ce13">
            <text:p>19,385</text:p>
          </table:table-cell>
          <table:table-cell office:value-type="float" office:value="199630" table:style-name="ce13">
            <text:p>199,63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國泰世華商業銀行</text:span></text:p>
          </table:table-cell>
          <table:table-cell office:value-type="float" office:value="7039832" table:style-name="ce13">
            <text:p>7,039,832</text:p>
          </table:table-cell>
          <table:table-cell office:value-type="float" office:value="5050965" table:style-name="ce13">
            <text:p>5,050,965</text:p>
          </table:table-cell>
          <table:table-cell office:value-type="float" office:value="68668" table:style-name="ce13">
            <text:p>68,668</text:p>
          </table:table-cell>
          <table:table-cell office:value-type="float" office:value="44707" table:style-name="ce13">
            <text:p>44,707</text:p>
          </table:table-cell>
          <table:table-cell office:value-type="float" office:value="17571825" table:style-name="ce13">
            <text:p>17,571,825</text:p>
          </table:table-cell>
          <table:table-cell office:value-type="float" office:value="19157117" table:style-name="ce13">
            <text:p>19,157,117</text:p>
          </table:table-cell>
          <table:table-cell office:value-type="float" office:value="42402869" table:style-name="ce13">
            <text:p>42,402,869</text:p>
          </table:table-cell>
          <table:table-cell office:value-type="float" office:value="218147" table:style-name="ce13">
            <text:p>218,147</text:p>
          </table:table-cell>
          <table:table-cell office:value-type="float" office:value="0.12" table:style-name="ce14">
            <text:p>0.12</text:p>
          </table:table-cell>
          <table:table-cell office:value-type="float" office:value="0" table:style-name="ce14">
            <text:p>0.00</text:p>
          </table:table-cell>
          <table:table-cell office:value-type="float" office:value="1400" table:style-name="ce14">
            <text:p>1,400.00</text:p>
          </table:table-cell>
          <table:table-cell office:value-type="float" office:value="31672" table:style-name="ce13">
            <text:p>31,672</text:p>
          </table:table-cell>
          <table:table-cell office:value-type="float" office:value="382757" table:style-name="ce13">
            <text:p>382,75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高雄銀行</text:span></text:p>
          </table:table-cell>
          <table:table-cell office:value-type="float" office:value="14778" table:style-name="ce13">
            <text:p>14,778</text:p>
          </table:table-cell>
          <table:table-cell office:value-type="float" office:value="7443" table:style-name="ce13">
            <text:p>7,443</text:p>
          </table:table-cell>
          <table:table-cell office:value-type="float" office:value="389" table:style-name="ce13">
            <text:p>389</text:p>
          </table:table-cell>
          <table:table-cell office:value-type="float" office:value="133" table:style-name="ce13">
            <text:p>133</text:p>
          </table:table-cell>
          <table:table-cell office:value-type="float" office:value="12220" table:style-name="ce13">
            <text:p>12,220</text:p>
          </table:table-cell>
          <table:table-cell office:value-type="float" office:value="0" table:style-name="ce13">
            <text:p>0</text:p>
          </table:table-cell>
          <table:table-cell office:value-type="float" office:value="199340" table:style-name="ce13">
            <text:p>199,340</text:p>
          </table:table-cell>
          <table:table-cell office:value-type="float" office:value="101" table:style-name="ce13">
            <text:p>101</text:p>
          </table:table-cell>
          <table:table-cell office:value-type="float" office:value="0.04" table:style-name="ce14">
            <text:p>0.04</text:p>
          </table:table-cell>
          <table:table-cell office:value-type="float" office:value="0.04" table:style-name="ce14">
            <text:p>0.04</text:p>
          </table:table-cell>
          <table:table-cell office:value-type="float" office:value="1074.42" table:style-name="ce14">
            <text:p>1,074.42</text:p>
          </table:table-cell>
          <table:table-cell office:value-type="float" office:value="209" table:style-name="ce13">
            <text:p>209</text:p>
          </table:table-cell>
          <table:table-cell office:value-type="float" office:value="639" table:style-name="ce13">
            <text:p>63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兆豐國際商業銀行</text:span></text:p>
          </table:table-cell>
          <table:table-cell office:value-type="float" office:value="978902" table:style-name="ce13">
            <text:p>978,902</text:p>
          </table:table-cell>
          <table:table-cell office:value-type="float" office:value="626817" table:style-name="ce13">
            <text:p>626,817</text:p>
          </table:table-cell>
          <table:table-cell office:value-type="float" office:value="12607" table:style-name="ce13">
            <text:p>12,607</text:p>
          </table:table-cell>
          <table:table-cell office:value-type="float" office:value="4057" table:style-name="ce13">
            <text:p>4,057</text:p>
          </table:table-cell>
          <table:table-cell office:value-type="float" office:value="1466892" table:style-name="ce13">
            <text:p>1,466,892</text:p>
          </table:table-cell>
          <table:table-cell office:value-type="float" office:value="3391105" table:style-name="ce13">
            <text:p>3,391,105</text:p>
          </table:table-cell>
          <table:table-cell office:value-type="float" office:value="3120033" table:style-name="ce13">
            <text:p>3,120,033</text:p>
          </table:table-cell>
          <table:table-cell office:value-type="float" office:value="5196" table:style-name="ce13">
            <text:p>5,196</text:p>
          </table:table-cell>
          <table:table-cell office:value-type="float" office:value="0.21" table:style-name="ce14">
            <text:p>0.21</text:p>
          </table:table-cell>
          <table:table-cell office:value-type="float" office:value="0.11" table:style-name="ce14">
            <text:p>0.11</text:p>
          </table:table-cell>
          <table:table-cell office:value-type="float" office:value="508.35" table:style-name="ce14">
            <text:p>508.35</text:p>
          </table:table-cell>
          <table:table-cell office:value-type="float" office:value="5005" table:style-name="ce13">
            <text:p>5,005</text:p>
          </table:table-cell>
          <table:table-cell office:value-type="float" office:value="46785" table:style-name="ce13">
            <text:p>46,78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花旗</text:span>(<text:span text:style-name="T4">台灣</text:span>)<text:span text:style-name="T4">商業銀行</text:span></text:p>
          </table:table-cell>
          <table:table-cell office:value-type="float" office:value="2855225" table:style-name="ce13">
            <text:p>2,855,225</text:p>
          </table:table-cell>
          <table:table-cell office:value-type="float" office:value="2144228" table:style-name="ce13">
            <text:p>2,144,228</text:p>
          </table:table-cell>
          <table:table-cell office:value-type="float" office:value="20254" table:style-name="ce13">
            <text:p>20,254</text:p>
          </table:table-cell>
          <table:table-cell office:value-type="float" office:value="30043" table:style-name="ce13">
            <text:p>30,043</text:p>
          </table:table-cell>
          <table:table-cell office:value-type="float" office:value="11212554" table:style-name="ce13">
            <text:p>11,212,554</text:p>
          </table:table-cell>
          <table:table-cell office:value-type="float" office:value="9551697" table:style-name="ce13">
            <text:p>9,551,697</text:p>
          </table:table-cell>
          <table:table-cell office:value-type="float" office:value="14512916" table:style-name="ce13">
            <text:p>14,512,916</text:p>
          </table:table-cell>
          <table:table-cell office:value-type="float" office:value="77689" table:style-name="ce13">
            <text:p>77,689</text:p>
          </table:table-cell>
          <table:table-cell office:value-type="float" office:value="0.49" table:style-name="ce14">
            <text:p>0.49</text:p>
          </table:table-cell>
          <table:table-cell office:value-type="float" office:value="0.11" table:style-name="ce14">
            <text:p>0.11</text:p>
          </table:table-cell>
          <table:table-cell office:value-type="float" office:value="537.19000000000005" table:style-name="ce14">
            <text:p>537.19</text:p>
          </table:table-cell>
          <table:table-cell office:value-type="float" office:value="46030" table:style-name="ce13">
            <text:p>46,030</text:p>
          </table:table-cell>
          <table:table-cell office:value-type="float" office:value="462970" table:style-name="ce13">
            <text:p>462,97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中小企業銀行</text:span></text:p>
          </table:table-cell>
          <table:table-cell office:value-type="float" office:value="229744" table:style-name="ce13">
            <text:p>229,744</text:p>
          </table:table-cell>
          <table:table-cell office:value-type="float" office:value="113370" table:style-name="ce13">
            <text:p>113,370</text:p>
          </table:table-cell>
          <table:table-cell office:value-type="float" office:value="28011" table:style-name="ce13">
            <text:p>28,011</text:p>
          </table:table-cell>
          <table:table-cell office:value-type="float" office:value="1334" table:style-name="ce13">
            <text:p>1,334</text:p>
          </table:table-cell>
          <table:table-cell office:value-type="float" office:value="335021" table:style-name="ce13">
            <text:p>335,021</text:p>
          </table:table-cell>
          <table:table-cell office:value-type="float" office:value="86853" table:style-name="ce13">
            <text:p>86,853</text:p>
          </table:table-cell>
          <table:table-cell office:value-type="float" office:value="834245" table:style-name="ce13">
            <text:p>834,245</text:p>
          </table:table-cell>
          <table:table-cell office:value-type="float" office:value="2278" table:style-name="ce13">
            <text:p>2,278</text:p>
          </table:table-cell>
          <table:table-cell office:value-type="float" office:value="0.16" table:style-name="ce14">
            <text:p>0.16</text:p>
          </table:table-cell>
          <table:table-cell office:value-type="float" office:value="0.05" table:style-name="ce14">
            <text:p>0.05</text:p>
          </table:table-cell>
          <table:table-cell office:value-type="float" office:value="337.87" table:style-name="ce14">
            <text:p>337.87</text:p>
          </table:table-cell>
          <table:table-cell office:value-type="float" office:value="908" table:style-name="ce13">
            <text:p>908</text:p>
          </table:table-cell>
          <table:table-cell office:value-type="float" office:value="13212" table:style-name="ce13">
            <text:p>13,21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渣打國際商業銀行</text:span></text:p>
          </table:table-cell>
          <table:table-cell office:value-type="float" office:value="418578" table:style-name="ce13">
            <text:p>418,578</text:p>
          </table:table-cell>
          <table:table-cell office:value-type="float" office:value="300779" table:style-name="ce13">
            <text:p>300,779</text:p>
          </table:table-cell>
          <table:table-cell office:value-type="float" office:value="8903" table:style-name="ce13">
            <text:p>8,903</text:p>
          </table:table-cell>
          <table:table-cell office:value-type="float" office:value="2027" table:style-name="ce13">
            <text:p>2,027</text:p>
          </table:table-cell>
          <table:table-cell office:value-type="float" office:value="1234962" table:style-name="ce13">
            <text:p>1,234,962</text:p>
          </table:table-cell>
          <table:table-cell office:value-type="float" office:value="450324" table:style-name="ce13">
            <text:p>450,324</text:p>
          </table:table-cell>
          <table:table-cell office:value-type="float" office:value="3570386" table:style-name="ce13">
            <text:p>3,570,386</text:p>
          </table:table-cell>
          <table:table-cell office:value-type="float" office:value="5294" table:style-name="ce13">
            <text:p>5,294</text:p>
          </table:table-cell>
          <table:table-cell office:value-type="float" office:value="0.16" table:style-name="ce14">
            <text:p>0.16</text:p>
          </table:table-cell>
          <table:table-cell office:value-type="float" office:value="0" table:style-name="ce14">
            <text:p>0.00</text:p>
          </table:table-cell>
          <table:table-cell office:value-type="float" office:value="1157.51" table:style-name="ce14">
            <text:p>1,157.51</text:p>
          </table:table-cell>
          <table:table-cell office:value-type="float" office:value="4366" table:style-name="ce13">
            <text:p>4,366</text:p>
          </table:table-cell>
          <table:table-cell office:value-type="float" office:value="47124" table:style-name="ce13">
            <text:p>47,12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中商業銀行</text:span></text:p>
          </table:table-cell>
          <table:table-cell office:value-type="float" office:value="147535" table:style-name="ce13">
            <text:p>147,535</text:p>
          </table:table-cell>
          <table:table-cell office:value-type="float" office:value="79034" table:style-name="ce13">
            <text:p>79,034</text:p>
          </table:table-cell>
          <table:table-cell office:value-type="float" office:value="1327" table:style-name="ce13">
            <text:p>1,327</text:p>
          </table:table-cell>
          <table:table-cell office:value-type="float" office:value="722" table:style-name="ce13">
            <text:p>722</text:p>
          </table:table-cell>
          <table:table-cell office:value-type="float" office:value="227434" table:style-name="ce13">
            <text:p>227,434</text:p>
          </table:table-cell>
          <table:table-cell office:value-type="float" office:value="52172" table:style-name="ce13">
            <text:p>52,172</text:p>
          </table:table-cell>
          <table:table-cell office:value-type="float" office:value="534899" table:style-name="ce13">
            <text:p>534,899</text:p>
          </table:table-cell>
          <table:table-cell office:value-type="float" office:value="329" table:style-name="ce13">
            <text:p>329</text:p>
          </table:table-cell>
          <table:table-cell office:value-type="float" office:value="0.32" table:style-name="ce14">
            <text:p>0.32</text:p>
          </table:table-cell>
          <table:table-cell office:value-type="float" office:value="0.01" table:style-name="ce14">
            <text:p>0.01</text:p>
          </table:table-cell>
          <table:table-cell office:value-type="float" office:value="1486.57" table:style-name="ce14">
            <text:p>1,486.57</text:p>
          </table:table-cell>
          <table:table-cell office:value-type="float" office:value="740" table:style-name="ce13">
            <text:p>740</text:p>
          </table:table-cell>
          <table:table-cell office:value-type="float" office:value="11294" table:style-name="ce13">
            <text:p>11,29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滙豐</text:span>(<text:span text:style-name="T4">台灣</text:span>)<text:span text:style-name="T4">商業銀行</text:span></text:p>
          </table:table-cell>
          <table:table-cell office:value-type="float" office:value="618918" table:style-name="ce13">
            <text:p>618,918</text:p>
          </table:table-cell>
          <table:table-cell office:value-type="float" office:value="431698" table:style-name="ce13">
            <text:p>431,698</text:p>
          </table:table-cell>
          <table:table-cell office:value-type="float" office:value="6904" table:style-name="ce13">
            <text:p>6,904</text:p>
          </table:table-cell>
          <table:table-cell office:value-type="float" office:value="7363" table:style-name="ce13">
            <text:p>7,363</text:p>
          </table:table-cell>
          <table:table-cell office:value-type="float" office:value="1971520" table:style-name="ce13">
            <text:p>1,971,520</text:p>
          </table:table-cell>
          <table:table-cell office:value-type="float" office:value="1671757" table:style-name="ce13">
            <text:p>1,671,757</text:p>
          </table:table-cell>
          <table:table-cell office:value-type="float" office:value="4909071" table:style-name="ce13">
            <text:p>4,909,071</text:p>
          </table:table-cell>
          <table:table-cell office:value-type="float" office:value="25835" table:style-name="ce13">
            <text:p>25,835</text:p>
          </table:table-cell>
          <table:table-cell office:value-type="float" office:value="0.19" table:style-name="ce14">
            <text:p>0.19</text:p>
          </table:table-cell>
          <table:table-cell office:value-type="float" office:value="0" table:style-name="ce14">
            <text:p>0.00</text:p>
          </table:table-cell>
          <table:table-cell office:value-type="float" office:value="2226.1999999999998" table:style-name="ce14">
            <text:p>2,226.20</text:p>
          </table:table-cell>
          <table:table-cell office:value-type="float" office:value="4846" table:style-name="ce13">
            <text:p>4,846</text:p>
          </table:table-cell>
          <table:table-cell office:value-type="float" office:value="53365" table:style-name="ce13">
            <text:p>53,36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泰商業銀行</text:span></text:p>
          </table:table-cell>
          <table:table-cell office:value-type="float" office:value="9701" table:style-name="ce13">
            <text:p>9,701</text:p>
          </table:table-cell>
          <table:table-cell office:value-type="float" office:value="5008" table:style-name="ce13">
            <text:p>5,008</text:p>
          </table:table-cell>
          <table:table-cell office:value-type="float" office:value="113" table:style-name="ce13">
            <text:p>113</text:p>
          </table:table-cell>
          <table:table-cell office:value-type="float" office:value="26" table:style-name="ce13">
            <text:p>26</text:p>
          </table:table-cell>
          <table:table-cell office:value-type="float" office:value="11237" table:style-name="ce13">
            <text:p>11,237</text:p>
          </table:table-cell>
          <table:table-cell office:value-type="float" office:value="2407" table:style-name="ce13">
            <text:p>2,407</text:p>
          </table:table-cell>
          <table:table-cell office:value-type="float" office:value="38301" table:style-name="ce13">
            <text:p>38,301</text:p>
          </table:table-cell>
          <table:table-cell office:value-type="float" office:value="0" table:style-name="ce13">
            <text:p>0</text:p>
          </table:table-cell>
          <table:table-cell office:value-type="float" office:value="0.4" table:style-name="ce14">
            <text:p>0.40</text:p>
          </table:table-cell>
          <table:table-cell office:value-type="float" office:value="0.15" table:style-name="ce14">
            <text:p>0.15</text:p>
          </table:table-cell>
          <table:table-cell office:value-type="float" office:value="469.79" table:style-name="ce14">
            <text:p>469.79</text:p>
          </table:table-cell>
          <table:table-cell office:value-type="float" office:value="0" table:style-name="ce13">
            <text:p>0</text:p>
          </table:table-cell>
          <table:table-cell office:value-type="float" office:value="664" table:style-name="ce13">
            <text:p>66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新光商業銀行</text:span></text:p>
          </table:table-cell>
          <table:table-cell office:value-type="float" office:value="882424" table:style-name="ce13">
            <text:p>882,424</text:p>
          </table:table-cell>
          <table:table-cell office:value-type="float" office:value="529474" table:style-name="ce13">
            <text:p>529,474</text:p>
          </table:table-cell>
          <table:table-cell office:value-type="float" office:value="9748" table:style-name="ce13">
            <text:p>9,748</text:p>
          </table:table-cell>
          <table:table-cell office:value-type="float" office:value="4953" table:style-name="ce13">
            <text:p>4,953</text:p>
          </table:table-cell>
          <table:table-cell office:value-type="float" office:value="1592941" table:style-name="ce13">
            <text:p>1,592,941</text:p>
          </table:table-cell>
          <table:table-cell office:value-type="float" office:value="2019152" table:style-name="ce13">
            <text:p>2,019,152</text:p>
          </table:table-cell>
          <table:table-cell office:value-type="float" office:value="3745611" table:style-name="ce13">
            <text:p>3,745,611</text:p>
          </table:table-cell>
          <table:table-cell office:value-type="float" office:value="6271" table:style-name="ce13">
            <text:p>6,271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0" table:style-name="ce14">
            <text:p>0.00</text:p>
          </table:table-cell>
          <table:table-cell office:value-type="float" office:value="201.35" table:style-name="ce14">
            <text:p>201.35</text:p>
          </table:table-cell>
          <table:table-cell office:value-type="float" office:value="5338" table:style-name="ce13">
            <text:p>5,338</text:p>
          </table:table-cell>
          <table:table-cell office:value-type="float" office:value="60129" table:style-name="ce13">
            <text:p>60,12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陽信商業銀行</text:span></text:p>
          </table:table-cell>
          <table:table-cell office:value-type="float" office:value="110599" table:style-name="ce13">
            <text:p>110,599</text:p>
          </table:table-cell>
          <table:table-cell office:value-type="float" office:value="53758" table:style-name="ce13">
            <text:p>53,758</text:p>
          </table:table-cell>
          <table:table-cell office:value-type="float" office:value="783" table:style-name="ce13">
            <text:p>783</text:p>
          </table:table-cell>
          <table:table-cell office:value-type="float" office:value="501" table:style-name="ce13">
            <text:p>501</text:p>
          </table:table-cell>
          <table:table-cell office:value-type="float" office:value="190722" table:style-name="ce13">
            <text:p>190,722</text:p>
          </table:table-cell>
          <table:table-cell office:value-type="float" office:value="85106" table:style-name="ce13">
            <text:p>85,106</text:p>
          </table:table-cell>
          <table:table-cell office:value-type="float" office:value="328977" table:style-name="ce13">
            <text:p>328,977</text:p>
          </table:table-cell>
          <table:table-cell office:value-type="float" office:value="248" table:style-name="ce13">
            <text:p>248</text:p>
          </table:table-cell>
          <table:table-cell office:value-type="float" office:value="0.16" table:style-name="ce14">
            <text:p>0.16</text:p>
          </table:table-cell>
          <table:table-cell office:value-type="float" office:value="0.01" table:style-name="ce14">
            <text:p>0.01</text:p>
          </table:table-cell>
          <table:table-cell office:value-type="float" office:value="689.46" table:style-name="ce14">
            <text:p>689.46</text:p>
          </table:table-cell>
          <table:table-cell office:value-type="float" office:value="2814" table:style-name="ce13">
            <text:p>2,814</text:p>
          </table:table-cell>
          <table:table-cell office:value-type="float" office:value="8718" table:style-name="ce13">
            <text:p>8,71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三信商業銀行</text:span></text:p>
          </table:table-cell>
          <table:table-cell office:value-type="float" office:value="15301" table:style-name="ce13">
            <text:p>15,301</text:p>
          </table:table-cell>
          <table:table-cell office:value-type="float" office:value="10236" table:style-name="ce13">
            <text:p>10,236</text:p>
          </table:table-cell>
          <table:table-cell office:value-type="float" office:value="113" table:style-name="ce13">
            <text:p>113</text:p>
          </table:table-cell>
          <table:table-cell office:value-type="float" office:value="31" table:style-name="ce13">
            <text:p>31</text:p>
          </table:table-cell>
          <table:table-cell office:value-type="float" office:value="20889" table:style-name="ce13">
            <text:p>20,889</text:p>
          </table:table-cell>
          <table:table-cell office:value-type="float" office:value="12766" table:style-name="ce13">
            <text:p>12,766</text:p>
          </table:table-cell>
          <table:table-cell office:value-type="float" office:value="90410" table:style-name="ce13">
            <text:p>90,410</text:p>
          </table:table-cell>
          <table:table-cell office:value-type="float" office:value="20" table:style-name="ce13">
            <text:p>20</text:p>
          </table:table-cell>
          <table:table-cell office:value-type="float" office:value="0.54" table:style-name="ce14">
            <text:p>0.54</text:p>
          </table:table-cell>
          <table:table-cell office:value-type="float" office:value="0" table:style-name="ce14">
            <text:p>0.00</text:p>
          </table:table-cell>
          <table:table-cell office:value-type="float" office:value="5334.28" table:style-name="ce14">
            <text:p>5,334.28</text:p>
          </table:table-cell>
          <table:table-cell office:value-type="float" office:value="135" table:style-name="ce13">
            <text:p>135</text:p>
          </table:table-cell>
          <table:table-cell office:value-type="float" office:value="1252" table:style-name="ce13">
            <text:p>1,25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聯邦商業銀行</text:span></text:p>
          </table:table-cell>
          <table:table-cell office:value-type="float" office:value="2231943" table:style-name="ce13">
            <text:p>2,231,943</text:p>
          </table:table-cell>
          <table:table-cell office:value-type="float" office:value="1315903" table:style-name="ce13">
            <text:p>1,315,903</text:p>
          </table:table-cell>
          <table:table-cell office:value-type="float" office:value="37869" table:style-name="ce13">
            <text:p>37,869</text:p>
          </table:table-cell>
          <table:table-cell office:value-type="float" office:value="13728" table:style-name="ce13">
            <text:p>13,728</text:p>
          </table:table-cell>
          <table:table-cell office:value-type="float" office:value="5662484" table:style-name="ce13">
            <text:p>5,662,484</text:p>
          </table:table-cell>
          <table:table-cell office:value-type="float" office:value="3980596" table:style-name="ce13">
            <text:p>3,980,596</text:p>
          </table:table-cell>
          <table:table-cell office:value-type="float" office:value="8315348" table:style-name="ce13">
            <text:p>8,315,348</text:p>
          </table:table-cell>
          <table:table-cell office:value-type="float" office:value="60925" table:style-name="ce13">
            <text:p>60,925</text:p>
          </table:table-cell>
          <table:table-cell office:value-type="float" office:value="0.18" table:style-name="ce14">
            <text:p>0.18</text:p>
          </table:table-cell>
          <table:table-cell office:value-type="float" office:value="0" table:style-name="ce14">
            <text:p>0.00</text:p>
          </table:table-cell>
          <table:table-cell office:value-type="float" office:value="157.72" table:style-name="ce14">
            <text:p>157.72</text:p>
          </table:table-cell>
          <table:table-cell office:value-type="float" office:value="13859" table:style-name="ce13">
            <text:p>13,859</text:p>
          </table:table-cell>
          <table:table-cell office:value-type="float" office:value="147577" table:style-name="ce13">
            <text:p>147,57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遠東國際商業銀行</text:span></text:p>
          </table:table-cell>
          <table:table-cell office:value-type="float" office:value="1627258" table:style-name="ce13">
            <text:p>1,627,258</text:p>
          </table:table-cell>
          <table:table-cell office:value-type="float" office:value="1021828" table:style-name="ce13">
            <text:p>1,021,828</text:p>
          </table:table-cell>
          <table:table-cell office:value-type="float" office:value="9183" table:style-name="ce13">
            <text:p>9,183</text:p>
          </table:table-cell>
          <table:table-cell office:value-type="float" office:value="5240" table:style-name="ce13">
            <text:p>5,240</text:p>
          </table:table-cell>
          <table:table-cell office:value-type="float" office:value="3981837" table:style-name="ce13">
            <text:p>3,981,837</text:p>
          </table:table-cell>
          <table:table-cell office:value-type="float" office:value="4985529" table:style-name="ce13">
            <text:p>4,985,529</text:p>
          </table:table-cell>
          <table:table-cell office:value-type="float" office:value="4148644" table:style-name="ce13">
            <text:p>4,148,644</text:p>
          </table:table-cell>
          <table:table-cell office:value-type="float" office:value="140381" table:style-name="ce13">
            <text:p>140,381</text:p>
          </table:table-cell>
          <table:table-cell office:value-type="float" office:value="0.28999999999999998" table:style-name="ce14">
            <text:p>0.29</text:p>
          </table:table-cell>
          <table:table-cell office:value-type="float" office:value="0.1" table:style-name="ce14">
            <text:p>0.10</text:p>
          </table:table-cell>
          <table:table-cell office:value-type="float" office:value="100.73" table:style-name="ce14">
            <text:p>100.73</text:p>
          </table:table-cell>
          <table:table-cell office:value-type="float" office:value="11371" table:style-name="ce13">
            <text:p>11,371</text:p>
          </table:table-cell>
          <table:table-cell office:value-type="float" office:value="120156" table:style-name="ce13">
            <text:p>120,15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元大商業銀行</text:span></text:p>
          </table:table-cell>
          <table:table-cell office:value-type="float" office:value="1165832" table:style-name="ce13">
            <text:p>1,165,832</text:p>
          </table:table-cell>
          <table:table-cell office:value-type="float" office:value="607517" table:style-name="ce13">
            <text:p>607,517</text:p>
          </table:table-cell>
          <table:table-cell office:value-type="float" office:value="3173" table:style-name="ce13">
            <text:p>3,173</text:p>
          </table:table-cell>
          <table:table-cell office:value-type="float" office:value="6692" table:style-name="ce13">
            <text:p>6,692</text:p>
          </table:table-cell>
          <table:table-cell office:value-type="float" office:value="1353182" table:style-name="ce13">
            <text:p>1,353,182</text:p>
          </table:table-cell>
          <table:table-cell office:value-type="float" office:value="2967661" table:style-name="ce13">
            <text:p>2,967,661</text:p>
          </table:table-cell>
          <table:table-cell office:value-type="float" office:value="4294309" table:style-name="ce13">
            <text:p>4,294,309</text:p>
          </table:table-cell>
          <table:table-cell office:value-type="float" office:value="17922" table:style-name="ce13">
            <text:p>17,922</text:p>
          </table:table-cell>
          <table:table-cell office:value-type="float" office:value="0.08" table:style-name="ce14">
            <text:p>0.08</text:p>
          </table:table-cell>
          <table:table-cell office:value-type="float" office:value="0" table:style-name="ce14">
            <text:p>0.00</text:p>
          </table:table-cell>
          <table:table-cell office:value-type="float" office:value="777.02" table:style-name="ce14">
            <text:p>777.02</text:p>
          </table:table-cell>
          <table:table-cell office:value-type="float" office:value="4802" table:style-name="ce13">
            <text:p>4,802</text:p>
          </table:table-cell>
          <table:table-cell office:value-type="float" office:value="50917" table:style-name="ce13">
            <text:p>50,91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永豐商業銀行</text:span></text:p>
          </table:table-cell>
          <table:table-cell office:value-type="float" office:value="2118026" table:style-name="ce13">
            <text:p>2,118,026</text:p>
          </table:table-cell>
          <table:table-cell office:value-type="float" office:value="1095715" table:style-name="ce13">
            <text:p>1,095,715</text:p>
          </table:table-cell>
          <table:table-cell office:value-type="float" office:value="25872" table:style-name="ce13">
            <text:p>25,872</text:p>
          </table:table-cell>
          <table:table-cell office:value-type="float" office:value="8086" table:style-name="ce13">
            <text:p>8,086</text:p>
          </table:table-cell>
          <table:table-cell office:value-type="float" office:value="4085434" table:style-name="ce13">
            <text:p>4,085,434</text:p>
          </table:table-cell>
          <table:table-cell office:value-type="float" office:value="4960207" table:style-name="ce13">
            <text:p>4,960,207</text:p>
          </table:table-cell>
          <table:table-cell office:value-type="float" office:value="10086408" table:style-name="ce13">
            <text:p>10,086,408</text:p>
          </table:table-cell>
          <table:table-cell office:value-type="float" office:value="90315" table:style-name="ce13">
            <text:p>90,315</text:p>
          </table:table-cell>
          <table:table-cell office:value-type="float" office:value="0.19" table:style-name="ce14">
            <text:p>0.19</text:p>
          </table:table-cell>
          <table:table-cell office:value-type="float" office:value="0" table:style-name="ce14">
            <text:p>0.00</text:p>
          </table:table-cell>
          <table:table-cell office:value-type="float" office:value="743.14" table:style-name="ce14">
            <text:p>743.14</text:p>
          </table:table-cell>
          <table:table-cell office:value-type="float" office:value="10840" table:style-name="ce13">
            <text:p>10,840</text:p>
          </table:table-cell>
          <table:table-cell office:value-type="float" office:value="121962" table:style-name="ce13">
            <text:p>121,96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玉山商業銀行</text:span></text:p>
          </table:table-cell>
          <table:table-cell office:value-type="float" office:value="6263910" table:style-name="ce13">
            <text:p>6,263,910</text:p>
          </table:table-cell>
          <table:table-cell office:value-type="float" office:value="4443827" table:style-name="ce13">
            <text:p>4,443,827</text:p>
          </table:table-cell>
          <table:table-cell office:value-type="float" office:value="54958" table:style-name="ce13">
            <text:p>54,958</text:p>
          </table:table-cell>
          <table:table-cell office:value-type="float" office:value="24505" table:style-name="ce13">
            <text:p>24,505</text:p>
          </table:table-cell>
          <table:table-cell office:value-type="float" office:value="12479600" table:style-name="ce13">
            <text:p>12,479,600</text:p>
          </table:table-cell>
          <table:table-cell office:value-type="float" office:value="21508607" table:style-name="ce13">
            <text:p>21,508,607</text:p>
          </table:table-cell>
          <table:table-cell office:value-type="float" office:value="36331076" table:style-name="ce13">
            <text:p>36,331,076</text:p>
          </table:table-cell>
          <table:table-cell office:value-type="float" office:value="271854" table:style-name="ce13">
            <text:p>271,854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0.01" table:style-name="ce14">
            <text:p>0.01</text:p>
          </table:table-cell>
          <table:table-cell office:value-type="float" office:value="631.6" table:style-name="ce14">
            <text:p>631.60</text:p>
          </table:table-cell>
          <table:table-cell office:value-type="float" office:value="44284" table:style-name="ce13">
            <text:p>44,284</text:p>
          </table:table-cell>
          <table:table-cell office:value-type="float" office:value="399955" table:style-name="ce13">
            <text:p>399,95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凱基商業銀行</text:span></text:p>
          </table:table-cell>
          <table:table-cell office:value-type="float" office:value="363592" table:style-name="ce13">
            <text:p>363,592</text:p>
          </table:table-cell>
          <table:table-cell office:value-type="float" office:value="185622" table:style-name="ce13">
            <text:p>185,622</text:p>
          </table:table-cell>
          <table:table-cell office:value-type="float" office:value="5360" table:style-name="ce13">
            <text:p>5,360</text:p>
          </table:table-cell>
          <table:table-cell office:value-type="float" office:value="3581" table:style-name="ce13">
            <text:p>3,581</text:p>
          </table:table-cell>
          <table:table-cell office:value-type="float" office:value="1094290" table:style-name="ce13">
            <text:p>1,094,290</text:p>
          </table:table-cell>
          <table:table-cell office:value-type="float" office:value="849236" table:style-name="ce13">
            <text:p>849,236</text:p>
          </table:table-cell>
          <table:table-cell office:value-type="float" office:value="945477" table:style-name="ce13">
            <text:p>945,477</text:p>
          </table:table-cell>
          <table:table-cell office:value-type="float" office:value="7190" table:style-name="ce13">
            <text:p>7,190</text:p>
          </table:table-cell>
          <table:table-cell office:value-type="float" office:value="0.64" table:style-name="ce14">
            <text:p>0.64</text:p>
          </table:table-cell>
          <table:table-cell office:value-type="float" office:value="0.37" table:style-name="ce14">
            <text:p>0.37</text:p>
          </table:table-cell>
          <table:table-cell office:value-type="float" office:value="175.05" table:style-name="ce14">
            <text:p>175.05</text:p>
          </table:table-cell>
          <table:table-cell office:value-type="float" office:value="3581" table:style-name="ce13">
            <text:p>3,581</text:p>
          </table:table-cell>
          <table:table-cell office:value-type="float" office:value="53439" table:style-name="ce13">
            <text:p>53,43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星展</text:span>(<text:span text:style-name="T4">台灣</text:span>)<text:span text:style-name="T4">商業銀行</text:span></text:p>
          </table:table-cell>
          <table:table-cell office:value-type="float" office:value="601779" table:style-name="ce13">
            <text:p>601,779</text:p>
          </table:table-cell>
          <table:table-cell office:value-type="float" office:value="336271" table:style-name="ce13">
            <text:p>336,271</text:p>
          </table:table-cell>
          <table:table-cell office:value-type="float" office:value="5812" table:style-name="ce13">
            <text:p>5,812</text:p>
          </table:table-cell>
          <table:table-cell office:value-type="float" office:value="5499" table:style-name="ce13">
            <text:p>5,499</text:p>
          </table:table-cell>
          <table:table-cell office:value-type="float" office:value="1365113" table:style-name="ce13">
            <text:p>1,365,113</text:p>
          </table:table-cell>
          <table:table-cell office:value-type="float" office:value="2025246" table:style-name="ce13">
            <text:p>2,025,246</text:p>
          </table:table-cell>
          <table:table-cell office:value-type="float" office:value="3057459" table:style-name="ce13">
            <text:p>3,057,459</text:p>
          </table:table-cell>
          <table:table-cell office:value-type="float" office:value="23804" table:style-name="ce13">
            <text:p>23,804</text:p>
          </table:table-cell>
          <table:table-cell office:value-type="float" office:value="0.67" table:style-name="ce14">
            <text:p>0.67</text:p>
          </table:table-cell>
          <table:table-cell office:value-type="float" office:value="0" table:style-name="ce14">
            <text:p>0.00</text:p>
          </table:table-cell>
          <table:table-cell office:value-type="float" office:value="281.63" table:style-name="ce14">
            <text:p>281.63</text:p>
          </table:table-cell>
          <table:table-cell office:value-type="float" office:value="13482" table:style-name="ce13">
            <text:p>13,482</text:p>
          </table:table-cell>
          <table:table-cell office:value-type="float" office:value="111190" table:style-name="ce13">
            <text:p>111,19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新國際商業銀行</text:span></text:p>
          </table:table-cell>
          <table:table-cell office:value-type="float" office:value="5620279" table:style-name="ce13">
            <text:p>5,620,279</text:p>
          </table:table-cell>
          <table:table-cell office:value-type="float" office:value="3948064" table:style-name="ce13">
            <text:p>3,948,064</text:p>
          </table:table-cell>
          <table:table-cell office:value-type="float" office:value="56721" table:style-name="ce13">
            <text:p>56,721</text:p>
          </table:table-cell>
          <table:table-cell office:value-type="float" office:value="19104" table:style-name="ce13">
            <text:p>19,104</text:p>
          </table:table-cell>
          <table:table-cell office:value-type="float" office:value="10347773" table:style-name="ce13">
            <text:p>10,347,773</text:p>
          </table:table-cell>
          <table:table-cell office:value-type="float" office:value="22205426" table:style-name="ce13">
            <text:p>22,205,426</text:p>
          </table:table-cell>
          <table:table-cell office:value-type="float" office:value="27473056" table:style-name="ce13">
            <text:p>27,473,056</text:p>
          </table:table-cell>
          <table:table-cell office:value-type="float" office:value="249457" table:style-name="ce13">
            <text:p>249,457</text:p>
          </table:table-cell>
          <table:table-cell office:value-type="float" office:value="0.13" table:style-name="ce14">
            <text:p>0.13</text:p>
          </table:table-cell>
          <table:table-cell office:value-type="float" office:value="0.01" table:style-name="ce14">
            <text:p>0.01</text:p>
          </table:table-cell>
          <table:table-cell office:value-type="float" office:value="1088.8399999999999" table:style-name="ce14">
            <text:p>1,088.84</text:p>
          </table:table-cell>
          <table:table-cell office:value-type="float" office:value="24107" table:style-name="ce13">
            <text:p>24,107</text:p>
          </table:table-cell>
          <table:table-cell office:value-type="float" office:value="266584" table:style-name="ce13">
            <text:p>266,58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日盛國際商業銀行</text:span></text:p>
          </table:table-cell>
          <table:table-cell office:value-type="float" office:value="146670" table:style-name="ce13">
            <text:p>146,670</text:p>
          </table:table-cell>
          <table:table-cell office:value-type="float" office:value="100218" table:style-name="ce13">
            <text:p>100,218</text:p>
          </table:table-cell>
          <table:table-cell office:value-type="float" office:value="245" table:style-name="ce13">
            <text:p>245</text:p>
          </table:table-cell>
          <table:table-cell office:value-type="float" office:value="492" table:style-name="ce13">
            <text:p>492</text:p>
          </table:table-cell>
          <table:table-cell office:value-type="float" office:value="269936" table:style-name="ce13">
            <text:p>269,936</text:p>
          </table:table-cell>
          <table:table-cell office:value-type="float" office:value="147926" table:style-name="ce13">
            <text:p>147,926</text:p>
          </table:table-cell>
          <table:table-cell office:value-type="float" office:value="315569" table:style-name="ce13">
            <text:p>315,569</text:p>
          </table:table-cell>
          <table:table-cell office:value-type="float" office:value="2318" table:style-name="ce13">
            <text:p>2,318</text:p>
          </table:table-cell>
          <table:table-cell office:value-type="float" office:value="0.18" table:style-name="ce14">
            <text:p>0.18</text:p>
          </table:table-cell>
          <table:table-cell office:value-type="float" office:value="0" table:style-name="ce14">
            <text:p>0.00</text:p>
          </table:table-cell>
          <table:table-cell office:value-type="float" office:value="911.49" table:style-name="ce14">
            <text:p>911.49</text:p>
          </table:table-cell>
          <table:table-cell office:value-type="float" office:value="700" table:style-name="ce13">
            <text:p>700</text:p>
          </table:table-cell>
          <table:table-cell office:value-type="float" office:value="5358" table:style-name="ce13">
            <text:p>5,35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安泰商業銀行</text:span></text:p>
          </table:table-cell>
          <table:table-cell office:value-type="float" office:value="124207" table:style-name="ce13">
            <text:p>124,207</text:p>
          </table:table-cell>
          <table:table-cell office:value-type="float" office:value="56762" table:style-name="ce13">
            <text:p>56,762</text:p>
          </table:table-cell>
          <table:table-cell office:value-type="float" office:value="790" table:style-name="ce13">
            <text:p>790</text:p>
          </table:table-cell>
          <table:table-cell office:value-type="float" office:value="551" table:style-name="ce13">
            <text:p>551</text:p>
          </table:table-cell>
          <table:table-cell office:value-type="float" office:value="221260" table:style-name="ce13">
            <text:p>221,260</text:p>
          </table:table-cell>
          <table:table-cell office:value-type="float" office:value="1161255" table:style-name="ce13">
            <text:p>1,161,255</text:p>
          </table:table-cell>
          <table:table-cell office:value-type="float" office:value="363265" table:style-name="ce13">
            <text:p>363,265</text:p>
          </table:table-cell>
          <table:table-cell office:value-type="float" office:value="604" table:style-name="ce13">
            <text:p>604</text:p>
          </table:table-cell>
          <table:table-cell office:value-type="float" office:value="0.2" table:style-name="ce14">
            <text:p>0.20</text:p>
          </table:table-cell>
          <table:table-cell office:value-type="float" office:value="0.02" table:style-name="ce14">
            <text:p>0.02</text:p>
          </table:table-cell>
          <table:table-cell office:value-type="float" office:value="315.29000000000002" table:style-name="ce14">
            <text:p>315.29</text:p>
          </table:table-cell>
          <table:table-cell office:value-type="float" office:value="0" table:style-name="ce13">
            <text:p>0</text:p>
          </table:table-cell>
          <table:table-cell office:value-type="float" office:value="12712" table:style-name="ce13">
            <text:p>12,71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中國信託商業銀行</text:span></text:p>
          </table:table-cell>
          <table:table-cell office:value-type="float" office:value="7165845" table:style-name="ce13">
            <text:p>7,165,845</text:p>
          </table:table-cell>
          <table:table-cell office:value-type="float" office:value="4646284" table:style-name="ce13">
            <text:p>4,646,284</text:p>
          </table:table-cell>
          <table:table-cell office:value-type="float" office:value="71205" table:style-name="ce13">
            <text:p>71,205</text:p>
          </table:table-cell>
          <table:table-cell office:value-type="float" office:value="33853" table:style-name="ce13">
            <text:p>33,853</text:p>
          </table:table-cell>
          <table:table-cell office:value-type="float" office:value="16261245" table:style-name="ce13">
            <text:p>16,261,245</text:p>
          </table:table-cell>
          <table:table-cell office:value-type="float" office:value="25671249" table:style-name="ce13">
            <text:p>25,671,249</text:p>
          </table:table-cell>
          <table:table-cell office:value-type="float" office:value="37004380" table:style-name="ce13">
            <text:p>37,004,380</text:p>
          </table:table-cell>
          <table:table-cell office:value-type="float" office:value="614395" table:style-name="ce13">
            <text:p>614,395</text:p>
          </table:table-cell>
          <table:table-cell office:value-type="float" office:value="0.1" table:style-name="ce14">
            <text:p>0.10</text:p>
          </table:table-cell>
          <table:table-cell office:value-type="float" office:value="0" table:style-name="ce14">
            <text:p>0.00</text:p>
          </table:table-cell>
          <table:table-cell office:value-type="float" office:value="475.4" table:style-name="ce14">
            <text:p>475.40</text:p>
          </table:table-cell>
          <table:table-cell office:value-type="float" office:value="40095" table:style-name="ce13">
            <text:p>40,095</text:p>
          </table:table-cell>
          <table:table-cell office:value-type="float" office:value="489128" table:style-name="ce13">
            <text:p>489,12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樂天信用卡股份有限公司</text:span></text:p>
          </table:table-cell>
          <table:table-cell office:value-type="float" office:value="592845" table:style-name="ce13">
            <text:p>592,845</text:p>
          </table:table-cell>
          <table:table-cell office:value-type="float" office:value="251457" table:style-name="ce13">
            <text:p>251,457</text:p>
          </table:table-cell>
          <table:table-cell office:value-type="float" office:value="2409" table:style-name="ce13">
            <text:p>2,409</text:p>
          </table:table-cell>
          <table:table-cell office:value-type="float" office:value="2102" table:style-name="ce13">
            <text:p>2,102</text:p>
          </table:table-cell>
          <table:table-cell office:value-type="float" office:value="428302" table:style-name="ce13">
            <text:p>428,302</text:p>
          </table:table-cell>
          <table:table-cell office:value-type="float" office:value="838454" table:style-name="ce13">
            <text:p>838,454</text:p>
          </table:table-cell>
          <table:table-cell office:value-type="float" office:value="1034082" table:style-name="ce13">
            <text:p>1,034,082</text:p>
          </table:table-cell>
          <table:table-cell office:value-type="float" office:value="5773" table:style-name="ce13">
            <text:p>5,773</text:p>
          </table:table-cell>
          <table:table-cell office:value-type="float" office:value="0.57999999999999996" table:style-name="ce14">
            <text:p>0.58</text:p>
          </table:table-cell>
          <table:table-cell office:value-type="float" office:value="0.16" table:style-name="ce14">
            <text:p>0.16</text:p>
          </table:table-cell>
          <table:table-cell office:value-type="float" office:value="277.61" table:style-name="ce14">
            <text:p>277.61</text:p>
          </table:table-cell>
          <table:table-cell office:value-type="float" office:value="882" table:style-name="ce13">
            <text:p>882</text:p>
          </table:table-cell>
          <table:table-cell office:value-type="float" office:value="8036" table:style-name="ce13">
            <text:p>8,03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美國運通國際</text:span>(<text:span text:style-name="T4">股</text:span>)<text:span text:style-name="T4">公司</text:span></text:p>
          </table:table-cell>
          <table:table-cell office:value-type="float" office:value="175478" table:style-name="ce13">
            <text:p>175,478</text:p>
          </table:table-cell>
          <table:table-cell office:value-type="float" office:value="103667" table:style-name="ce13">
            <text:p>103,667</text:p>
          </table:table-cell>
          <table:table-cell office:value-type="float" office:value="2063" table:style-name="ce13">
            <text:p>2,063</text:p>
          </table:table-cell>
          <table:table-cell office:value-type="float" office:value="2597" table:style-name="ce13">
            <text:p>2,597</text:p>
          </table:table-cell>
          <table:table-cell office:value-type="float" office:value="270239" table:style-name="ce13">
            <text:p>270,239</text:p>
          </table:table-cell>
          <table:table-cell office:value-type="float" office:value="0" table:style-name="ce13">
            <text:p>0</text:p>
          </table:table-cell>
          <table:table-cell office:value-type="float" office:value="2834690" table:style-name="ce13">
            <text:p>2,834,690</text:p>
          </table:table-cell>
          <table:table-cell office:value-type="float" office:value="477" table:style-name="ce13">
            <text:p>477</text:p>
          </table:table-cell>
          <table:table-cell office:value-type="float" office:value="0.13" table:style-name="ce14">
            <text:p>0.13</text:p>
          </table:table-cell>
          <table:table-cell office:value-type="float" office:value="0" table:style-name="ce14">
            <text:p>0.00</text:p>
          </table:table-cell>
          <table:table-cell office:value-type="float" office:value="1828.42" table:style-name="ce14">
            <text:p>1,828.42</text:p>
          </table:table-cell>
          <table:table-cell office:value-type="float" office:value="4012" table:style-name="ce13">
            <text:p>4,012</text:p>
          </table:table-cell>
          <table:table-cell office:value-type="float" office:value="33378" table:style-name="ce13">
            <text:p>33,37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總計</text:span></text:p>
          </table:table-cell>
          <table:table-cell office:value-type="float" office:value="49665526" table:style-name="ce13">
            <text:p>49,665,526</text:p>
          </table:table-cell>
          <table:table-cell office:value-type="float" office:value="32516399" table:style-name="ce13">
            <text:p>32,516,399</text:p>
          </table:table-cell>
          <table:table-cell office:value-type="float" office:value="533012" table:style-name="ce13">
            <text:p>533,012</text:p>
          </table:table-cell>
          <table:table-cell office:value-type="float" office:value="275402" table:style-name="ce13">
            <text:p>275,402</text:p>
          </table:table-cell>
          <table:table-cell office:value-type="float" office:value="103711240" table:style-name="ce13">
            <text:p>103,711,240</text:p>
          </table:table-cell>
          <table:table-cell office:value-type="float" office:value="156439377" table:style-name="ce13">
            <text:p>156,439,377</text:p>
          </table:table-cell>
          <table:table-cell office:value-type="float" office:value="248729702" table:style-name="ce13">
            <text:p>248,729,702</text:p>
          </table:table-cell>
          <table:table-cell office:value-type="float" office:value="1939414" table:style-name="ce13">
            <text:p>1,939,414</text:p>
          </table:table-cell>
          <table:table-cell office:value-type="float" office:value="0.16453645848945048" table:style-name="ce14">
            <text:p>0.16</text:p>
          </table:table-cell>
          <table:table-cell office:value-type="float" office:value="0.02" table:style-name="ce14">
            <text:p>0.02</text:p>
          </table:table-cell>
          <table:table-cell office:value-type="float" office:value="534.13399427797322" table:style-name="ce14">
            <text:p>534.13</text:p>
          </table:table-cell>
          <table:table-cell office:value-type="float" office:value="317014" table:style-name="ce13">
            <text:p>317,014</text:p>
          </table:table-cell>
          <table:table-cell office:value-type="float" office:value="3308116" table:style-name="ce13">
            <text:p>3,308,116</text:p>
          </table:table-cell>
          <table:table-cell table:number-columns-repeated="16370" table:style-name="ce15"/>
        </table:table-row>
        <table:table-row table:style-name="ro6">
          <table:table-cell table:number-columns-repeated="16384" table:style-name="ce15"/>
        </table:table-row>
        <table:table-row table:style-name="ro6">
          <table:table-cell office:value-type="string" table:style-name="ce16">
            <text:p><text:span text:style-name="T6">一、資料來源：各金融機構自行申報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二、揭露項目及認定標準：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1.<text:span text:style-name="T6">流通卡數：發卡總數減停卡總數，且卡片狀況為正常者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2.<text:span text:style-name="T6">有效卡數：最近六個月有消費紀錄之卡，不含</text:span>Debit<text:span text:style-name="T6">卡，只有郵購分期交易亦算有效卡，不含只有循環繳款之卡片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3.<text:span text:style-name="T6">當月發卡數：不含補發卡、續卡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4.<text:span text:style-name="T6">當月停卡數：指新增停卡部分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5.<text:span text:style-name="T6">循環信用餘額：係指持卡人使用循環信用之餘額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6.<text:span text:style-name="T6">未到期分期付款餘額：包括預借現金分期、消費帳款分期及帳單分期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7.<text:span text:style-name="T6">當月簽帳金額：係指持卡人當月刷卡消費金額，如屬分期消費帳款應於消費當月全數申報本欄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8.<text:span text:style-name="T6">當月預借現金金額：係指持卡人當月動用預借現金金額，如屬分期預借現金應於動用當月全數申報本欄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9.<text:span text:style-name="T6">逾期帳款：指持卡人每月繳款金額未達最低應繳金額、及雖未超逾期限但已向主、從債務人訴追者，其應付帳款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　　　　　　若持卡人已逾期達數月，而嗣後繳付金額僅涵蓋一個月的最低應繳金額，則逾期期間減少一個月，須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　　　　　　俟持卡人將所積欠各期最低應繳金額全部償還後，始得回復為未逾期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10.<text:span text:style-name="T6">備抵呆帳提足率：實際提列備抵呆帳占應提備抵呆帳之比率。</text:span></text:p>
          </table:table-cell>
          <table:table-cell table:number-columns-repeated="16383" table:style-name="ce15"/>
        </table:table-row>
        <table:table-row table:number-rows-repeated="3" table:style-name="ro6">
          <table:table-cell table:number-columns-repeated="16384" table:style-name="ce15"/>
        </table:table-row>
        <table:table-row table:number-rows-repeated="104851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Normal" style:family="table-cell" style:data-style-name="N0">
      <style:table-cell-properties style:vertical-align="automatic" fo:background-color="transparent"/>
      <style:text-properties fo:color="#000000" fo:font-size="11pt" style:font-size-asian="11pt" style:font-size-complex="11pt" style:font-family-generic="swiss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middle" fo:background-color="transparent"/>
      <style:text-properties fo:color="#000000"/>
    </style:style>
    <style:style style:name="_19968__33324__32_3" style:display-name="一般 3" style:family="table-cell" style:data-style-name="N0">
      <style:table-cell-properties style:vertical-align="middle" fo:background-color="transparent"/>
    </style:style>
    <style:style style:name="_19968__33324__32_4_32_2" style:display-name="一般 4 2" style:family="table-cell" style:data-style-name="N0">
      <style:table-cell-properties style:vertical-align="middle" fo:background-color="transparent"/>
    </style:style>
  </office:styles>
  <office:automatic-styles>
    <style:page-layout style:name="pm1">
      <style:page-layout-properties fo:margin-top="0in" fo:margin-bottom="0in" fo:margin-left="0.78740157480315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393700787401575in" fo:margin-left="0.78740157480315in" fo:margin-right="0.196850393700787in" fo:margin-bottom="0in"/>
      </style:header-style>
      <style:footer-style>
        <style:header-footer-properties fo:min-height="0.393700787401575in" fo:margin-left="0.7874015748031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20-10-22T07:42:02Z</meta:creation-date>
    <dc:date>2020-10-22T07:42:10Z</dc:date>
    <meta:print-date>2020-10-22T07:42:02Z</meta:print-date>
  </office:meta>
</office:document-meta>
</file>